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53e72" officeooo:paragraph-rsid="00153e72"/>
    </style:style>
    <style:style style:name="P3" style:family="paragraph" style:parent-style-name="Standard">
      <style:text-properties officeooo:rsid="001651ac" officeooo:paragraph-rsid="001651ac"/>
    </style:style>
    <style:style style:name="T1" style:family="text">
      <style:text-properties officeooo:rsid="0017cc2b"/>
    </style:style>
    <style:style style:name="T2" style:family="text">
      <style:text-properties officeooo:rsid="00196e50"/>
    </style:style>
    <style:style style:name="T3" style:family="text">
      <style:text-properties officeooo:rsid="001a8cca"/>
    </style:style>
    <style:style style:name="T4" style:family="text">
      <style:text-properties officeooo:rsid="001b9192"/>
    </style:style>
    <style:style style:name="T5" style:family="text">
      <style:text-properties officeooo:rsid="001d8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 Questions <text:span text:style-name="T5">Annemarie Porter</text:span></text:p>
      <text:p text:style-name="P1"/>
      <text:p text:style-name="P1">1) -<text:span text:style-name="T4">c compiles the program but does not connect it with an output file.</text:span></text:p>
      <text:p text:style-name="P1">2) -<text:span text:style-name="T4">o lets you specify an output file for the program.</text:span></text:p>
      <text:p text:style-name="P1">3) gdb ./output0</text:p>
      <text:p text:style-name="P1">4) <text:span text:style-name="T1">break main</text:span></text:p>
      <text:p text:style-name="P2">5) run</text:p>
      <text:p text:style-name="P2">6) <text:s/>s<text:span text:style-name="T2">tep</text:span></text:p>
      <text:p text:style-name="P3">7) <text:span text:style-name="T2">32</text:span> bits</text:p>
      <text:p text:style-name="P3">8) <text:span text:style-name="T2">64 bits</text:span></text:p>
      <text:p text:style-name="P3">9) <text:span text:style-name="T3">No, it is bigger.</text:span></text:p>
      <text:p text:style-name="P3">10) <text:span text:style-name="T4">In the two’s complement system there is one less positive number than negative number, so there is no positive version of the largest negative numb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8:05:22.993565881</meta:creation-date>
    <dc:date>2018-09-13T03:30:17.127090567</dc:date>
    <meta:editing-duration>PT7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77" meta:character-count="394" meta:non-whitespace-character-count="327"/>
  </office:meta>
</office:document-meta>
</file>